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xical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AutomatonEntry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AutomatonEntry.LexicalAutomatonEntry( LexicalAutomaton automaton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AutomatonEntry.getLexicalAutoma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xicalAutomatonEntry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AutomatonEntr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xicalTransformer.setup( SourceResolver resolver , Map objectmodel , String src , Parameters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exical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